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monospace, serif"/>
    <style:font-face style:name="Lohit Devanagari1" svg:font-family="'Lohit Devanagari'"/>
    <style:font-face style:name="Overpass" svg:font-family="Overpass, 'Open Sans', Helvetica, sans-serif"/>
    <style:font-face style:name="Raleway" svg:font-family="Raleway, Helvetica, Arial, sans-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49b68" officeooo:paragraph-rsid="00049b68"/>
    </style:style>
    <style:style style:name="P2" style:family="paragraph" style:parent-style-name="Text_20_body">
      <style:text-properties officeooo:paragraph-rsid="00049b68"/>
    </style:style>
    <style:style style:name="P3" style:family="paragraph" style:parent-style-name="Text_20_body">
      <style:text-properties fo:font-weight="bold" officeooo:rsid="000a6e2c" officeooo:paragraph-rsid="000a6e2c" style:font-weight-asian="bold" style:font-weight-complex="bold"/>
    </style:style>
    <style:style style:name="P4" style:family="paragraph" style:parent-style-name="Text_20_body">
      <style:text-properties fo:font-weight="bold" officeooo:rsid="000a6e2c" officeooo:paragraph-rsid="000a6fb2" style:font-weight-asian="bold" style:font-weight-complex="bold"/>
    </style:style>
    <style:style style:name="P5" style:family="paragraph" style:parent-style-name="Text_20_body">
      <style:text-properties officeooo:rsid="00062bef" officeooo:paragraph-rsid="00062bef"/>
    </style:style>
    <style:style style:name="P6" style:family="paragraph" style:parent-style-name="Text_20_body">
      <style:text-properties fo:font-variant="normal" fo:text-transform="none" fo:color="#363b40" style:font-name="Raleway" fo:font-size="15pt" fo:letter-spacing="normal" fo:font-style="normal" fo:font-weight="bold" officeooo:rsid="000a6e2c" officeooo:paragraph-rsid="000a6e2c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orphans="2" fo:widows="2" fo:text-indent="0in" style:auto-text-indent="false"/>
      <style:text-properties loext:padding="0in" loext:border="none"/>
    </style:style>
    <style:style style:name="P8" style:family="paragraph" style:parent-style-name="Heading_20_3">
      <style:paragraph-properties fo:text-align="start" style:justify-single-word="false"/>
    </style:style>
    <style:style style:name="P9" style:family="paragraph" style:parent-style-name="Text_20_body">
      <style:text-properties fo:font-variant="normal" fo:text-transform="none" fo:color="#252525" style:font-name="Overpass" fo:font-size="10.5pt" fo:letter-spacing="normal" fo:font-style="normal" fo:font-weight="normal" officeooo:paragraph-rsid="00049b68"/>
    </style:style>
    <style:style style:name="P10" style:family="paragraph" style:parent-style-name="Text_20_body">
      <style:text-properties fo:font-variant="normal" fo:text-transform="none" fo:color="#252525" style:font-name="Overpass" fo:font-size="10.5pt" fo:letter-spacing="normal" fo:font-style="normal" fo:font-weight="normal" officeooo:rsid="00049b68" officeooo:paragraph-rsid="00049b68"/>
    </style:style>
    <style:style style:name="P11" style:family="paragraph" style:parent-style-name="Text_20_body">
      <style:text-properties fo:font-variant="normal" fo:text-transform="none" fo:color="#252525" style:font-name="Overpass" fo:font-size="10.5pt" fo:letter-spacing="normal" fo:font-style="normal" fo:font-weight="normal" officeooo:rsid="000989b8" officeooo:paragraph-rsid="00049b68"/>
    </style:style>
    <style:style style:name="P12" style:family="paragraph" style:parent-style-name="Text_20_body">
      <style:text-properties fo:font-variant="normal" fo:text-transform="none" fo:color="#252525" style:font-name="Overpass" fo:font-size="10.5pt" fo:letter-spacing="normal" fo:font-style="normal" fo:font-weight="bold" officeooo:rsid="000a6e2c" officeooo:paragraph-rsid="00049b68" style:font-weight-asian="bold" style:font-weight-complex="bold"/>
    </style:style>
    <style:style style:name="P13" style:family="paragraph" style:parent-style-name="Text_20_body">
      <style:text-properties fo:font-variant="normal" fo:text-transform="none" fo:color="#252525" style:font-name="Overpass" fo:font-size="10.5pt" fo:letter-spacing="normal" fo:font-style="normal" fo:font-weight="bold" officeooo:rsid="000a6e2c" officeooo:paragraph-rsid="000a6e2c" style:font-weight-asian="bold" style:font-weight-complex="bold"/>
    </style:style>
    <style:style style:name="P14" style:family="paragraph" style:parent-style-name="Text_20_body">
      <style:text-properties fo:font-weight="normal" officeooo:rsid="000a6e2c" officeooo:paragraph-rsid="000a6e2c" style:font-weight-asian="normal" style:font-weight-complex="normal"/>
    </style:style>
    <style:style style:name="P15" style:family="paragraph" style:parent-style-name="Text_20_body">
      <style:text-properties fo:font-weight="normal" officeooo:rsid="000a6e2c" officeooo:paragraph-rsid="000a6fb2" style:font-weight-asian="normal" style:font-weight-complex="normal"/>
    </style:style>
    <style:style style:name="P16" style:family="paragraph" style:parent-style-name="Text_20_body">
      <style:text-properties fo:font-weight="normal" officeooo:rsid="000a6fb2" officeooo:paragraph-rsid="000a6fb2" style:font-weight-asian="normal" style:font-weight-complex="normal"/>
    </style:style>
    <style:style style:name="P17" style:family="paragraph" style:parent-style-name="Text_20_body">
      <style:text-properties officeooo:paragraph-rsid="000bb17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6fb2" style:font-weight-asian="normal" style:font-weight-complex="normal"/>
    </style:style>
    <style:style style:name="T3" style:family="text">
      <style:text-properties fo:font-variant="normal" fo:text-transform="none" fo:color="#252525" style:font-name="Overpass" fo:font-size="10.5pt" fo:letter-spacing="normal" fo:font-style="normal" fo:font-weight="normal"/>
    </style:style>
    <style:style style:name="T4" style:family="text">
      <style:text-properties fo:font-variant="normal" fo:text-transform="none" fo:color="#252525" style:font-name="Overpass" fo:font-size="10.5pt" fo:letter-spacing="normal" fo:font-style="normal" fo:font-weight="normal" officeooo:rsid="00062bef"/>
    </style:style>
    <style:style style:name="T5" style:family="text">
      <style:text-properties fo:font-variant="normal" fo:text-transform="none" fo:color="#252525" style:font-name="Overpass" fo:font-size="10.5pt" fo:letter-spacing="normal" fo:font-style="normal" fo:font-weight="normal" officeooo:rsid="00049b68"/>
    </style:style>
    <style:style style:name="T6" style:family="text">
      <style:text-properties fo:font-variant="normal" fo:text-transform="none" fo:color="#262626" style:font-name="Roboto" fo:font-size="9.75pt" fo:letter-spacing="normal" fo:font-style="normal" fo:font-weight="normal"/>
    </style:style>
    <style:style style:name="T7" style:family="text">
      <style:text-properties officeooo:rsid="00049b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7"><text:s text:c="19"/>Strongswan Installation on Cent OS </text:span><text:line-break/></text:h>
      <text:p text:style-name="P1">OS version: Cent OS 7 </text:p>
      <text:p text:style-name="P2"><text:span text:style-name="T7">Linux Kernel required: </text:span><text:span text:style-name="T3">3.10.0-514</text:span></text:p>
      <text:p text:style-name="P9"/>
      <text:h text:style-name="Heading_20_3" text:outline-level="3">Install strongSwan: </text:h>
      <text:p text:style-name="P10">The strongSwan packages are available in the Extra Packages for Enterprise Linux (EPEL) repository. We should enable EPEL first, then install strongSwan.</text:p>
      <text:p text:style-name="P10"/>
      <text:p text:style-name="P10">yum install http://ftp.nluug.nl/pub/os/Linux/distr/fedora-epel/7/x86_64/Packages/e/epel-release-7-11.noarch.rpm</text:p>
      <text:p text:style-name="P10">yum install strongswan openssl</text:p>
      <text:p text:style-name="P10"/>
      <text:p text:style-name="P10"/>
      <text:h text:style-name="P8" text:outline-level="3">Generate certificate<text:span text:style-name="T7">s: </text:span></text:h>
      <text:p text:style-name="P10">Both the VPN client and server need a certificate to identify and authenticate themselves. I have prepared two shell scripts to generate and sign the certificates. Server_key.sh and client_key.sh are available in files/scripts section. <text:s/></text:p>
      <text:p text:style-name="P10">First, We move these two scripts file into <text:s/>/etc/strongswan/ipsec.d. Then: </text:p>
      <text:p text:style-name="P10"/>
      <text:p text:style-name="P10">cd /etc/strongswan/ipsec.d</text:p>
      <text:p text:style-name="P10">chmod a+x server_key.sh</text:p>
      <text:p text:style-name="P10">chmod a+x client_key.sh</text:p>
      <text:p text:style-name="P10"/>
      <text:p text:style-name="P1"><text:span text:style-name="T4">Organization names can be changed. </text:span><text:span text:style-name="T3">If you want to change it, open the .sh files </text:span><text:span text:style-name="T4">and replace O’s value with organization name. e.g, </text:span><text:span text:style-name="T3"><text:s/>O=YOUR_ORGANIZATION_NAME.</text:span></text:p>
      <text:p text:style-name="P10"/>
      <text:p text:style-name="P10">Next, use server_key.sh with the IP address of your server to generate the certificate authority (CA) key and certificate for server. Replace SERVER_IP with the IP address of your Vultr VPS.</text:p>
      <text:p text:style-name="P10"/>
      <text:p text:style-name="P10">./server_key.sh SERVER_IP</text:p>
      <text:p text:style-name="P10">Generate the client key, certificate, and P12 file. Here, I will create the certificate and P12 file for the VPN user "john".</text:p>
      <text:p text:style-name="P10"/>
      <text:p text:style-name="P1"><text:soft-page-break/><text:span text:style-name="T3">./client_key.sh </text:span><text:span text:style-name="T4">test </text:span><text:a xlink:type="simple" xlink:href="mailto:test@gmail.com" text:style-name="Internet_20_link" text:visited-style-name="Visited_20_Internet_20_Link">test@gmail.com</text:a><text:span text:style-name="T4"> <text:s/>aaa</text:span></text:p>
      <text:p text:style-name="P1"><text:span text:style-name="T3">Replace "</text:span><text:span text:style-name="T4">test</text:span><text:span text:style-name="T3">" and his email with yours before running the script.</text:span></text:p>
      <text:p text:style-name="P10"/>
      <text:p text:style-name="P1"><text:span text:style-name="T3">After the certificates for client and server are generated, copy /etc/strongswan/ipsec.d/</text:span><text:span text:style-name="T4">test</text:span><text:span text:style-name="T3">.p12 and /etc/strongswan/ipsec.d/cacerts/strongswanCert.pem to your local computer.</text:span></text:p>
      <text:p text:style-name="P10"/>
      <text:p text:style-name="P10"/>
      <text:h text:style-name="Heading_20_3" text:outline-level="3">Configure strongSwan: </text:h>
      <text:p text:style-name="P10">Open the strongSwan IPSec configuration file.</text:p>
      <text:p text:style-name="P10"/>
      <text:p text:style-name="P10">vi /etc/strongswan/ipsec.conf</text:p>
      <text:p text:style-name="P10">Replace its content with the following text: </text:p>
      <text:p text:style-name="P11"/>
      <text:p text:style-name="P10">config setup</text:p>
      <text:p text:style-name="P10"><text:s text:c="4"/>charondebug="ike 1, knl 1, cfg 0"</text:p>
      <text:p text:style-name="P10"><text:s text:c="4"/>uniqueids=never</text:p>
      <text:p text:style-name="P10"/>
      <text:p text:style-name="P10">conn AndroidCon</text:p>
      <text:p text:style-name="P10"><text:s text:c="4"/>auto=add</text:p>
      <text:p text:style-name="P10"><text:s text:c="4"/>compress=no</text:p>
      <text:p text:style-name="P10"><text:s text:c="4"/>type=tunnel</text:p>
      <text:p text:style-name="P10"><text:s text:c="4"/>leftfirewall=yes</text:p>
      <text:p text:style-name="P10"><text:s text:c="4"/>keyexchange=ikev2</text:p>
      <text:p text:style-name="P10"><text:s text:c="4"/>fragmentation=yes</text:p>
      <text:p text:style-name="P10"><text:s text:c="4"/>forceencaps=yes</text:p>
      <text:p text:style-name="P17"><text:span text:style-name="T5"><text:s text:c="4"/>ike=</text:span><text:span text:style-name="T6">3des-sha1-prfsha1-modp1024,</text:span><text:span text:style-name="T5">aes128-sha256-ecp256,aes256-sha384-ecp384,aes128-sha256-modp2048,aes128-sha1-modp2048,aes256-sha384-modp4096,aes256-sha256-modp4096,aes256-sha1-modp4096,aes128-sha256-modp1536,aes128-sha1-modp1536,aes256-sha384-modp2048,aes256-sha256-modp2048,aes256-sha1-modp2048,aes128-sha256-modp1024,aes128-sha1-modp1024,aes256-sha384-modp1536,aes256-sha256-modp1536,aes256-sha1-modp1536,aes256-sha384-modp1024,aes256-sha256-modp1024,aes256-sha1-modp1024!</text:span></text:p>
      <text:p text:style-name="P1"><text:span text:style-name="T3"><text:s text:c="4"/>esp=aes128gcm16-ecp256,aes256gcm16-ecp384,aes128-sha256-ecp256,aes256-sha384-ecp384,aes128-sha256-modp2048,aes128-sha1-modp2048,aes256-sha384-modp4096,aes256-sha256-modp4096,aes256-sha1-modp4096,aes128-sha256-modp1536,aes128-sha1-modp1536,aes256-sha384-modp2048,aes256-sha256-</text:span><text:soft-page-break/><text:span text:style-name="T3">modp2048,aes256-sha1-modp2048,aes128-sha256-modp1024,aes128-sha1-modp1024,aes256-sha384-modp1536,aes256-sha256-modp1536,aes256-sha1-modp1536,aes256-sha384-modp1024,aes256-sha256-modp1024,aes256-sha1-modp1024,aes128gcm16,aes256gcm16,aes128-sha256,aes128-sha1,aes256-sha384,aes256-sha256,aes256-sha1! <text:s text:c="2"/>dpdaction=clear</text:span></text:p>
      <text:p text:style-name="P10"><text:s text:c="4"/>dpddelay=300s</text:p>
      <text:p text:style-name="P10"><text:s text:c="4"/>rekey=yes</text:p>
      <text:p text:style-name="P10"><text:s text:c="4"/>left=%any</text:p>
      <text:p text:style-name="P10"><text:s text:c="4"/>leftid=%defaultroute</text:p>
      <text:p text:style-name="P10"><text:s text:c="4"/>leftcert=/root/strongswan/certs/vpnHostCert.pem</text:p>
      <text:p text:style-name="P10"><text:s text:c="4"/>leftsendcert=always</text:p>
      <text:p text:style-name="P10"><text:s text:c="4"/>leftsubnet=0.0.0.0/0</text:p>
      <text:p text:style-name="P10"><text:s text:c="4"/>rightauth=eap-mschapv2</text:p>
      <text:p text:style-name="P10"><text:s text:c="4"/>right=%any</text:p>
      <text:p text:style-name="P10"><text:s text:c="4"/>rightid=%any</text:p>
      <text:p text:style-name="P10"><text:s text:c="4"/>rightdns=8.8.8.8,8.8.4.4</text:p>
      <text:p text:style-name="P10"><text:s text:c="4"/>rightsourceip=10.24.24.0/24</text:p>
      <text:p text:style-name="P10"><text:s text:c="4"/>rightsendcert=never</text:p>
      <text:p text:style-name="P10"><text:s text:c="4"/>eap_identity=%any</text:p>
      <text:p text:style-name="P10"/>
      <text:p text:style-name="P10"/>
      <text:p text:style-name="P10">conn IOS-Conn</text:p>
      <text:p text:style-name="P10"><text:s text:c="4"/>keyexchange=ikev2</text:p>
      <text:p text:style-name="P10"><text:s text:c="4"/>leftsendcert=never</text:p>
      <text:p text:style-name="P17"><text:span text:style-name="T5"><text:s text:c="5"/>ike=</text:span><text:span text:style-name="T6">3des-sha1-prfsha1-modp1024,</text:span><text:span text:style-name="T5">aes128-sha256-ecp256,aes256-sha384-ecp384,aes128-sha256-modp2048,aes128-sha1-modp2048,aes256-sha384-modp4096,aes256-sha256-modp4096,aes256-sha1-modp4096,aes128-sha256-modp1536,aes128-sha1-modp1536,aes256-sha384-modp2048,aes256-sha256-modp2048,aes256-sha1-modp2048,aes128-sha256-modp1024,aes128-sha1-modp1024,aes256-sha384-modp1536,aes256-sha256-modp1536,aes256-sha1-modp1536,aes256-sha384-modp1024,aes256-sha256-modp1024,aes256-sha1-modp1024,aes256-aes128-3des-sha1-modp1024!</text:span></text:p>
      <text:p text:style-name="P17"><text:span text:style-name="T5"><text:s text:c="4"/>esp=</text:span><text:span text:style-name="T6">3des-sha1-prfsha1-modp1024</text:span><text:span text:style-name="T3">,</text:span><text:span text:style-name="T5">aes128gcm16-ecp256,aes256gcm16-ecp384,aes128-sha256-ecp256,aes256-sha384-ecp384,aes128-sha256-modp2048,aes128-sha1-modp2048,aes256-sha384-modp4096,aes256-sha256-modp4096,aes256-sha1-modp4096,aes128-sha256-modp1536,aes128-sha1-modp1536,aes256-sha384-modp2048,aes256-sha256-modp2048,aes256-sha1-modp2048,aes128-sha256-modp1024,aes128-sha1-modp1024,aes256-sha384-modp1536,aes256-sha256-modp1536,aes256-sha1-modp1536,aes256-sha384-modp1024,aes256-sha256-</text:span><text:soft-page-break/><text:span text:style-name="T5">modp1024,aes256-sha1-modp1024,aes128gcm16,aes256gcm16,aes128-sha256,aes128-sha1,aes256-sha384,aes256-sha256,aes256-sha1,aes256-3des-sha256-sha1! <text:s text:c="3"/>forceencaps=yes</text:span></text:p>
      <text:p text:style-name="P10"><text:s text:c="4"/>authby=secret</text:p>
      <text:p text:style-name="P10"><text:s text:c="4"/>auto=add</text:p>
      <text:p text:style-name="P10"><text:s text:c="4"/>right=%any</text:p>
      <text:p text:style-name="P10"><text:s text:c="4"/>rightid=%any</text:p>
      <text:p text:style-name="P10"><text:s text:c="4"/>rightdns=8.8.8.8,8.8.4.4</text:p>
      <text:p text:style-name="P10"><text:s text:c="4"/>rightsourceip=10.24.24.0/24</text:p>
      <text:p text:style-name="P10"><text:s text:c="4"/>eap_identity=%any</text:p>
      <text:p text:style-name="P10"><text:s text:c="4"/>leftsubnet=0.0.0.0/0</text:p>
      <text:p text:style-name="P12"/>
      <text:p text:style-name="P12">---------------------------------------------------------------</text:p>
      <text:p text:style-name="P10"/>
      <text:p text:style-name="P13">Now, </text:p>
      <text:p text:style-name="P10">Edit the strongSwan configuration file, strongswan.conf.</text:p>
      <text:p text:style-name="P10">vi /etc/strongswan/strongswan.conf</text:p>
      <text:p text:style-name="P10">Delete everything and replace it with the following.</text:p>
      <text:p text:style-name="P10"/>
      <text:p text:style-name="P10">charon {</text:p>
      <text:p text:style-name="P10"><text:s text:c="4"/>load_modular = yes</text:p>
      <text:p text:style-name="P10"><text:s text:c="4"/>duplicheck.enable = no</text:p>
      <text:p text:style-name="P10"><text:s text:c="4"/>compress = yes</text:p>
      <text:p text:style-name="P10"><text:s text:c="4"/>plugins {</text:p>
      <text:p text:style-name="P10"><text:s text:c="12"/>include strongswan.d/charon/*.conf</text:p>
      <text:p text:style-name="P10"><text:s text:c="4"/>}</text:p>
      <text:p text:style-name="P10"><text:s text:c="4"/>dns1 = 8.8.8.8</text:p>
      <text:p text:style-name="P10"><text:s text:c="4"/>dns2 = 8.8.4.4</text:p>
      <text:p text:style-name="P10"><text:s text:c="4"/>nbns1 = 8.8.8.8</text:p>
      <text:p text:style-name="P10"><text:s text:c="4"/>nbns2 = 8.8.4.4</text:p>
      <text:p text:style-name="P10">}</text:p>
      <text:p text:style-name="P10"/>
      <text:p text:style-name="P10">include strongswan.d/*.conf</text:p>
      <text:p text:style-name="P10"/>
      <text:p text:style-name="P10"><text:soft-page-break/></text:p>
      <text:p text:style-name="P10"/>
      <text:h text:style-name="Heading_20_3" text:outline-level="3">ADD PSK (IOS) and Credentials (ANROID): </text:h>
      <text:p text:style-name="P5"><text:s/>: PSK tester</text:p>
      <text:p text:style-name="P5"><text:s/>: RSA /root/strongswan/private/vpnHostKey.pem</text:p>
      <text:p text:style-name="P5">PLVPN-US : EAP "pl-17a8980a89"</text:p>
      <text:p text:style-name="P5">jonny : EAP "jonny"</text:p>
      <text:p text:style-name="P5">test : EAP "test"</text:p>
      <text:p text:style-name="P3">NOTE: <text:span text:style-name="T1">spaces in this document are very important , this file is case sensitive e.g, space before and after : is very important.</text:span></text:p>
      <text:p text:style-name="P14"/>
      <text:p text:style-name="P14"/>
      <text:h text:style-name="Heading_20_3" text:outline-level="3">Allow IPv4 forwarding: </text:h>
      <text:p text:style-name="P14">Edit /etc/sysctl.conf to allow forwarding in the Linux kernel.</text:p>
      <text:p text:style-name="P14">vi /etc/sysctl.conf</text:p>
      <text:p text:style-name="P14">Add the following line into the file.</text:p>
      <text:p text:style-name="P14">net.ipv4.ip_forward=1</text:p>
      <text:p text:style-name="P14">Save the file, then apply the changes: </text:p>
      <text:p text:style-name="P14">sysctl -p</text:p>
      <text:p text:style-name="P14"/>
      <text:h text:style-name="Heading_20_3" text:outline-level="3">Configure the firewall:<text:line-break/></text:h>
      <text:p text:style-name="P15">Open the firewall for your VPN on the server.</text:p>
      <text:p text:style-name="P16"/>
      <text:p text:style-name="P15">firewall-cmd --permanent --add-service="ipsec"</text:p>
      <text:p text:style-name="P15">firewall-cmd --permanent --add-port=4500/udp</text:p>
      <text:p text:style-name="P15">firewall-cmd --permanent --add-masquerade</text:p>
      <text:p text:style-name="P4"><text:span text:style-name="T1">firewall-cmd –reloa</text:span><text:span text:style-name="T2">d</text:span></text:p>
      <text:p text:style-name="P16"/>
      <text:h text:style-name="Heading_20_3" text:outline-level="3">Start VPN </text:h>
      <text:p text:style-name="P16">systemctl start strongswan</text:p>
      <text:p text:style-name="P4"><text:soft-page-break/><text:span text:style-name="T2">systemctl enable strongswan</text:span><text:span text:style-name="T1"><text:line-break/></text:span></text:p>
      <text:p text:style-name="P15">StrongSwan is now is running on your server. Install the strongswanCert.pem and .p12 certificate files into your client. You will now be able to join your private network.</text:p>
      <text:p text:style-name="P16"/>
      <text:p text:style-name="P16">AND We’re DONE :) <text:line-break/></text:p>
      <text:p text:style-name="P7"/>
      <text:p text:style-name="P16"/>
      <text:p text:style-name="P14"/>
      <text:p text:style-name="P6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monospace, serif"/>
    <style:font-face style:name="Lohit Devanagari1" svg:font-family="'Lohit Devanagari'"/>
    <style:font-face style:name="Overpass" svg:font-family="Overpass, 'Open Sans', Helvetica, sans-serif"/>
    <style:font-face style:name="Raleway" svg:font-family="Raleway, Helvetica, Arial, sans-serif"/>
    <style:font-face style:name="Roboto" svg:font-family="Roboto, 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8:10:31.543536123</meta:creation-date>
    <dc:date>2018-05-17T16:45:51.089652564</dc:date>
    <meta:editing-duration>PT15M3S</meta:editing-duration>
    <meta:editing-cycles>5</meta:editing-cycles>
    <meta:generator>LibreOffice/5.4.5.1$Linux_X86_64 LibreOffice_project/40m0$Build-1</meta:generator>
    <meta:document-statistic meta:table-count="0" meta:image-count="0" meta:object-count="0" meta:page-count="6" meta:paragraph-count="107" meta:word-count="473" meta:character-count="6158" meta:non-whitespace-character-count="5553"/>
  </office:meta>
</office:document-meta>
</file>